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estination.createInOptional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estination.configur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stination.create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estination.createRobust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estination.DefaultDestination( ServiceMixClient client , String destin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estination.createInOnly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stination.createIn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